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b073" officeooo:paragraph-rsid="0011b073"/>
    </style:style>
    <style:style style:name="P2" style:family="paragraph" style:parent-style-name="Standard">
      <style:text-properties officeooo:rsid="0013a408" officeooo:paragraph-rsid="0013a408"/>
    </style:style>
    <style:style style:name="P3" style:family="paragraph" style:parent-style-name="Standard">
      <style:text-properties officeooo:rsid="00153885" officeooo:paragraph-rsid="00153885"/>
    </style:style>
    <style:style style:name="P4" style:family="paragraph" style:parent-style-name="Standard">
      <style:text-properties officeooo:paragraph-rsid="00153885"/>
    </style:style>
    <style:style style:name="P5" style:family="paragraph" style:parent-style-name="Standard">
      <style:text-properties officeooo:rsid="0015c17c" officeooo:paragraph-rsid="001668ae"/>
    </style:style>
    <style:style style:name="P6" style:family="paragraph" style:parent-style-name="Standard">
      <style:text-properties officeooo:rsid="001668ae" officeooo:paragraph-rsid="001668ae"/>
    </style:style>
    <style:style style:name="P7" style:family="paragraph" style:parent-style-name="Standard">
      <style:text-properties officeooo:rsid="001814c0" officeooo:paragraph-rsid="001814c0"/>
    </style:style>
    <style:style style:name="P8" style:family="paragraph" style:parent-style-name="Standard">
      <style:text-properties officeooo:rsid="0019db85" officeooo:paragraph-rsid="0019db85"/>
    </style:style>
    <style:style style:name="P9" style:family="paragraph" style:parent-style-name="Text_20_body">
      <style:text-properties officeooo:rsid="0019db85" officeooo:paragraph-rsid="001ccbc0"/>
    </style:style>
    <style:style style:name="P10" style:family="paragraph" style:parent-style-name="Standard">
      <style:text-properties officeooo:rsid="001668ae" officeooo:paragraph-rsid="0011b073"/>
    </style:style>
    <style:style style:name="P11" style:family="paragraph" style:parent-style-name="Standard">
      <style:text-properties officeooo:rsid="00153885" officeooo:paragraph-rsid="00153885"/>
    </style:style>
    <style:style style:name="P12" style:family="paragraph" style:parent-style-name="Standard">
      <style:text-properties officeooo:rsid="0019db85" officeooo:paragraph-rsid="0019db85"/>
    </style:style>
    <style:style style:name="P13" style:family="paragraph" style:parent-style-name="Standard">
      <style:text-properties officeooo:paragraph-rsid="00153885"/>
    </style:style>
    <style:style style:name="P14" style:family="paragraph" style:parent-style-name="Standard">
      <style:text-properties officeooo:rsid="001db2e2" officeooo:paragraph-rsid="002077f9"/>
    </style:style>
    <style:style style:name="P15" style:family="paragraph" style:parent-style-name="Standard">
      <style:text-properties officeooo:rsid="002077f9" officeooo:paragraph-rsid="002077f9"/>
    </style:style>
    <style:style style:name="P16" style:family="paragraph" style:parent-style-name="Standard">
      <style:text-properties officeooo:rsid="0020caf6" officeooo:paragraph-rsid="0020caf6"/>
    </style:style>
    <style:style style:name="P17" style:family="paragraph" style:parent-style-name="Standard">
      <style:text-properties officeooo:rsid="00232b9c" officeooo:paragraph-rsid="00232b9c"/>
    </style:style>
    <style:style style:name="P18" style:family="paragraph" style:parent-style-name="Standard">
      <style:text-properties officeooo:rsid="0024a4be" officeooo:paragraph-rsid="0024a4be"/>
    </style:style>
    <style:style style:name="P19" style:family="paragraph" style:parent-style-name="Standard">
      <style:text-properties officeooo:rsid="00264cca" officeooo:paragraph-rsid="0024a4be"/>
    </style:style>
    <style:style style:name="P20" style:family="paragraph" style:parent-style-name="Standard">
      <style:text-properties officeooo:rsid="00264cca" officeooo:paragraph-rsid="00264cca"/>
    </style:style>
    <style:style style:name="P21" style:family="paragraph" style:parent-style-name="Heading_20_3">
      <style:text-properties officeooo:rsid="0019db85" officeooo:paragraph-rsid="0019db85"/>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fo:font-style="normal" officeooo:rsid="001bd8b9" style:font-style-asian="normal" style:font-style-complex="normal"/>
    </style:style>
    <style:style style:name="T4" style:family="text">
      <style:text-properties fo:font-style="normal" officeooo:rsid="001db2e2" style:font-style-asian="normal" style:font-style-complex="normal"/>
    </style:style>
    <style:style style:name="T5" style:family="text">
      <style:text-properties fo:font-style="normal" officeooo:rsid="001fa933" style:font-style-asian="normal" style:font-style-complex="normal"/>
    </style:style>
    <style:style style:name="T6" style:family="text">
      <style:text-properties fo:font-style="normal" officeooo:rsid="002077f9" style:font-style-asian="normal" style:font-style-complex="normal"/>
    </style:style>
    <style:style style:name="T7" style:family="text">
      <style:text-properties fo:font-style="normal" officeooo:rsid="00264cca" style:font-style-asian="normal" style:font-style-complex="normal"/>
    </style:style>
    <style:style style:name="T8" style:family="text">
      <style:text-properties officeooo:rsid="0015c17c"/>
    </style:style>
    <style:style style:name="T9" style:family="text">
      <style:text-properties officeooo:rsid="001668ae"/>
    </style:style>
    <style:style style:name="T10" style:family="text">
      <style:text-properties officeooo:rsid="0019069d"/>
    </style:style>
    <style:style style:name="T11" style:family="text">
      <style:text-properties fo:font-style="italic" style:font-style-asian="italic" style:font-style-complex="italic"/>
    </style:style>
    <style:style style:name="T12" style:family="text">
      <style:text-properties fo:font-style="italic" officeooo:rsid="001bd8b9" style:font-style-asian="italic" style:font-style-complex="italic"/>
    </style:style>
    <style:style style:name="T13" style:family="text">
      <style:text-properties fo:font-style="italic" officeooo:rsid="002077f9" style:font-style-asian="italic" style:font-style-complex="italic"/>
    </style:style>
    <style:style style:name="T14" style:family="text">
      <style:text-properties officeooo:rsid="001bd8b9"/>
    </style:style>
    <style:style style:name="T15" style:family="text">
      <style:text-properties officeooo:rsid="001db2e2"/>
    </style:style>
    <style:style style:name="T16" style:family="text">
      <style:text-properties officeooo:rsid="001fa933"/>
    </style:style>
    <style:style style:name="T17" style:family="text">
      <style:text-properties officeooo:rsid="002077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ção</text:h>
      <text:p text:style-name="P1"/>
      <text:p text:style-name="P2">A maioria das empresas que possuem colaboradores, adotam um horário comercial de atendimento, por isso as jornadas de trabalho giram em torno de 8(oito) horas diárias, e não ultrapassando 44 (quarenta e quatro) horas semanais, atendendo a <text:span text:style-name="T1">CLT [Consolidação das leis do trabalho].</text:span></text:p>
      <text:p text:style-name="P2"/>
      <text:p text:style-name="P5">Muitas empresas de diversos ramos não se conseguem se adequar à jornada de trabalho padrão, e precisam manter turnos diferenciados, e/ou funcionar 24 horas por dia, como fábricas, suporte a sistemas, atendimento de chamados de sistemas, energia elétrica, telecomunicações, empresas do ramo de segurança, <text:span text:style-name="T10">limpeza, pronto socorro, etc</text:span>. Por isso a CLT disponibiliza alguns outros formatos de jornada de trabalho/descanso, como a jornada de 4x2, 5x1, 6x1, e 5x2, que relaciona os dias trabalhados com os dias de folga, e as escalas 12x36 e 24x48 que relaciona as horas trabalhadas com as horas de descanso<text:span text:style-name="T9">[Conheça todos os tipos de escalas de trabalho permitidas]</text:span>.</text:p>
      <text:p text:style-name="P5"/>
      <text:p text:style-name="P6">A gestão dessas escalas é complexa, bem como os cálculos para verificar a quantidade de horas trabalhadas por colaborador, e isso faz com que as horas extras sejam o primeiro lugar no ranking dos assuntos nos processos por <text:s/>no TST (Tribunal superior do trabalho), enquanto o intervalo intrajornada seja o terceiro neste mesmo ranking[Ranking dos Assuntos mais Recorrentes].</text:p>
      <text:p text:style-name="P1"/>
      <text:p text:style-name="P7">A ideia é construir uma ferramenta em uma plataforma web, que possibilite as empresas ter uma gestão mais simplificada das escalas de trabalho, permitindo consultar a quantidade de horas trabalhadas pelos colaboradores, e alertar quando houver alguma sobrecarga de algum colaborador, para ajudar evitar problemas relacionados à essa questão.</text:p>
      <text:p text:style-name="P10"/>
      <text:p text:style-name="P10"><text:s/></text:p>
      <text:h text:style-name="Heading_20_2" text:outline-level="2">O Projeto</text:h>
      <text:p text:style-name="P8">O projeto iniciou-se buscando profissionais de empresas que possuem escalas de trabalho que fogem do padrão, com isso, um profissional da área de segurança pública, alocado na gestão de TI do 14º batalhão da polícia militar se dispôs a dar consultoria para nortear a criação do projeto.</text:p>
      <text:p text:style-name="P8"/>
      <text:p text:style-name="P8"/>
      <text:h text:style-name="P21" text:outline-level="3">Tecnologia</text:h>
      <text:p text:style-name="P9">Criar um sistema web é um pré-requisito, com isso, foram avaliadas as principais tecnologias disponíveis no mercado, e optou-se pelo <text:span text:style-name="T11">django</text:span><text:span text:style-name="T2">, um </text:span><text:span text:style-name="T11">framework</text:span><text:span text:style-name="T2"> para criação de aplicações web, escrito na linguagem </text:span><text:span text:style-name="T11">python</text:span><text:span text:style-name="T2">. </text:span><text:span text:style-name="T3">A opção se dá pelo fato de o python ser a linguagem que apresenta o maior crescimento do mercado nos últimos anos [The Incredible Growth of Python], e o </text:span><text:span text:style-name="T12">django</text:span><text:span text:style-name="T3"> ser o maior framework que utiliza essa linguagem, focado em desenvolvimento rápido, limpo e com design pragmático, além de ser utilizado em grandes sistemas/portais como globo.com, pinterest, instagram, e</text:span><text:span text:style-name="T4">ntre outros</text:span><text:span text:style-name="T3"> [Django: Fontes de estudo e referências].</text:span></text:p>
      <text:p text:style-name="P8"/>
      <text:p text:style-name="P14">O banco de dados de modelo relacional utilizado no projeto é o <text:span text:style-name="T11">Postgresql. </text:span><text:span text:style-name="T5">A opção se dá por vários fatores, como a licença GNU[</text:span><text:span text:style-name="T6">Postgresql – </text:span><text:span text:style-name="T5">License], que oferece permissão total, para qualquer um copiar, utilizar e distribuir[GNU GENERAL PUBLIC LICENSE]. Além disso, </text:span><text:span text:style-name="T6">oferece integridade referencial, recurso de </text:span><text:span text:style-name="T13">schema</text:span><text:span text:style-name="T6">, </text:span><text:span text:style-name="T13">procedures</text:span><text:span text:style-name="T6"> e <text:s/></text:span><text:span text:style-name="T13">triggers, </text:span><text:span text:style-name="T6">que possibilita automatizar algumas funções, <text:s text:c="2"/>controle transacional, que auxilia em operações complexas que envolvem alterações em mais de um registro. Possui um controle MVCC (</text:span><text:span text:style-name="T13">Multiversion Concurrency Control</text:span><text:span text:style-name="T6"> – Controle de </text:span><text:soft-page-break/><text:span text:style-name="T6">Concorrência Multiversões) que trata os </text:span><text:span text:style-name="T13">locks</text:span><text:span text:style-name="T6"> de forma inteligente, evitando conflito de operações entre usuários.[Postgresql – About]</text:span></text:p>
      <text:p text:style-name="P8"/>
      <text:p text:style-name="P16">Para uma tela mais amigável e intuitiva, o projeto utiliza o <text:span text:style-name="T11">framework</text:span> de <text:span text:style-name="T11">frontend VueJS, </text:span><text:span text:style-name="T2">que tem a característica de ser progressivo, voltado à criação de interfaces para o usuário. Por ser uma ferramenta reativa, fica mais intuitivo o desenvolvimento, e também aproxima a criação da das </text:span><text:span text:style-name="T11">views </text:span><text:span text:style-name="T2">do paradigma de orientação à objetos[O que é Vue.js].</text:span></text:p>
      <text:p text:style-name="P16"><text:span text:style-name="T2"/></text:p>
      <text:p text:style-name="P16"><text:span text:style-name="T2"/></text:p>
      <text:h text:style-name="Heading_20_3" text:outline-level="3">Escala de trabalho</text:h>
      <text:p text:style-name="P17"><text:span text:style-name="T2">O projeto de sistema em plataforma web é voltado à facilitação da criação e manutenção das escalas de trabalho, sem a pretensão de obrigar o usuário a atender todas as nuances da CLT, nem fazer encontro de informações com cartão ponto para verificação da fiel execução das escalas criadas.</text:span></text:p>
      <text:p text:style-name="P17"><text:span text:style-name="T2"/></text:p>
      <text:p text:style-name="P17"><text:span text:style-name="T2">O usuário poderá registrar os clientes a ser atendidos, bem como seus vários pontos de alocação com seus turnos e quantidade mínima de colaboradores para cada turno. O escopo prevê também a gestão de várias empresas, suas áreas, departamentos e colaboradores.</text:span></text:p>
      <text:p text:style-name="P17"><text:span text:style-name="T2"/></text:p>
      <text:p text:style-name="P18"><text:span text:style-name="T2">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sobrecarga na semana e/ou no mês, o sistema vai exibir um alerta, chamando atenção do usuário para tal ação.</text:span></text:p>
      <text:p text:style-name="P18"><text:span text:style-name="T2"/></text:p>
      <text:p text:style-name="P18"><text:span text:style-name="T2">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span></text:p>
      <text:p text:style-name="P19"><text:span text:style-name="T2"/></text:p>
      <text:p text:style-name="P20"><text:span text:style-name="T2">Relatórios para operação como escala de um colaborador, escala de um ponto de alocação, e escalas de um cliente específico são recursos que o sistema oferece.</text:span></text:p>
      <text:p text:style-name="P20"><text:span text:style-name="T2"/></text:p>
      <text:h text:style-name="Heading_20_3" text:outline-level="3">Requisitos funcionais</text:h>
      <text:p text:style-name="P18"><text:span text:style-name="T2">RF 01: <text:s/>Manter Cidade/Estado/Pais</text:span></text:p>
      <text:p text:style-name="P18"><text:span text:style-name="T2">RF 02</text:span><text:span text:style-name="T7">: <text:s/></text:span><text:span text:style-name="T2">Manter Empresa</text:span></text:p>
      <text:p text:style-name="P18"><text:span text:style-name="T2">RF 03: <text:s/>Manter Cliente</text:span></text:p>
      <text:p text:style-name="P18"><text:span text:style-name="T2">RF 04: <text:s/>Manter Usuários.</text:span></text:p>
      <text:p text:style-name="P18"><text:span text:style-name="T2">RF 05: <text:s/>Manter Colaboradores</text:span></text:p>
      <text:p text:style-name="P18"><text:span text:style-name="T2">RF 06: <text:s/>Manter Áreas da Empresa</text:span></text:p>
      <text:p text:style-name="P18"><text:span text:style-name="T2">RF 07: <text:s/>Manter Departamentos da área</text:span></text:p>
      <text:p text:style-name="P18"><text:span text:style-name="T2">RF 08: <text:s/></text:span><text:span text:style-name="T7">M</text:span><text:span text:style-name="T2">anter Ponto de Alocação</text:span></text:p>
      <text:p text:style-name="P18"><text:span text:style-name="T2">RF 09: <text:s/>Manter Turnos</text:span></text:p>
      <text:p text:style-name="P18"><text:span text:style-name="T2">RF 10: <text:s/>Manter Perfil de Jornada</text:span></text:p>
      <text:p text:style-name="P18"><text:span text:style-name="T2">RF 11: <text:s/></text:span><text:span text:style-name="T7">Manter</text:span><text:span text:style-name="T2"> Escala de Trabalho</text:span></text:p>
      <text:p text:style-name="P18"><text:span text:style-name="T2">RF 12: <text:s/>Visualizar Minha escala</text:span></text:p>
      <text:p text:style-name="P18"><text:span text:style-name="T2">RF 13: <text:s/>Solicitar Alteração de escala</text:span></text:p>
      <text:p text:style-name="P18"><text:span text:style-name="T2">RF 14: <text:s/>Impressão de escala geral</text:span></text:p>
      <text:p text:style-name="P18"><text:span text:style-name="T2">RF 15: <text:s/>Impressão de escala individual</text:span></text:p>
      <text:p text:style-name="P18"><text:span text:style-name="T2"/></text:p>
      <text:h text:style-name="Heading_20_3" text:outline-level="3"><text:soft-page-break/>Regras de Negócio</text:h>
      <text:p text:style-name="P20"><text:span text:style-name="T2">RN 01: Referente ao RF11, toda escala deve ser criada com a quantidade mínima de colaboradores para turno/ponto em questão.</text:span></text:p>
      <text:p text:style-name="P20"><text:span text:style-name="T2"/></text:p>
      <text:p text:style-name="P20"><text:span text:style-name="T2">RN 02: Referente ao RF11, nenhuma escala de colaborador poderá repetir o colaborador em uma mesma data/hora.</text:span></text:p>
      <text:p text:style-name="P20"><text:span text:style-name="T2"/></text:p>
      <text:p text:style-name="P20"><text:span text:style-name="T2">RN 03: Referente ao RF11, cancelamento/inserção de colaborador em escalas fora do prazo máximo configurado na empresa do colaborador em questão, só poderá ser executada por um usuário com perfil Administrador</text:span></text:p>
      <text:p text:style-name="P20"><text:span text:style-name="T2"/></text:p>
      <text:p text:style-name="P20"><text:span text:style-name="T2">RN 04: Referente ao RF12, o sistema apresentará somente as informações relacionadas ao usuário logado.</text:span></text:p>
      <text:p text:style-name="P20"><text:span text:style-name="T2"/></text:p>
      <text:p text:style-name="P20"><text:span text:style-name="T2">RN 05: Referente ao RF13, somente poderá solicitar alterações, escalas futuras, e que estejam dentro do prazo mínimo registrado na empresa qual o colaborador faz parte.</text:span></text:p>
      <text:p text:style-name="P20"><text:span text:style-name="T2"/></text:p>
      <text:p text:style-name="P20"><text:span text:style-name="T2"/></text:p>
      <text:p text:style-name="P20"><text:span text:style-name="T2"/></text:p>
      <text:h text:style-name="Heading_20_2" text:outline-level="2">Referências bibliográficas</text:h>
      <text:p text:style-name="P3"/>
      <text:p text:style-name="P3">CONSOLIDAÇÃO DAS LEIS DO TRABALHO. Disponível em http://www.planalto.gov.br/ccivil_<text:tab/>03/decreto-lei/del5452.htm. Acesso em novembro de 2019</text:p>
      <text:p text:style-name="P4"/>
      <text:p text:style-name="P4">CLT: Conheça todos os tipos de escalas de trabalho permitidas. <text:span text:style-name="T8">Disponívem em </text:span>https://www.jornalcontabil.com.br/clt-conheca-todos-os-tipos-de-escalas-de-trabalho-permitidas. <text:span text:style-name="T8">Acesso em novembro de 2019</text:span></text:p>
      <text:p text:style-name="P4"/>
      <text:p text:style-name="P4">Ranking dos Assuntos mais Recorrentes. <text:span text:style-name="T9">Disponível em http://www.tst.jus.br/web/estatistica/tst/assuntos-mais-recorrentes. Acesso em novembro de 2019</text:span></text:p>
      <text:p text:style-name="P4"/>
      <text:p text:style-name="P4">The Incredible Growth of Python. <text:span text:style-name="T14">Disponível em </text:span>https://stackoverflow.blog/2017/09/06/incredible-growth-python. <text:span text:style-name="T14">Acesso em novembro de 2019</text:span></text:p>
      <text:p text:style-name="P4"/>
      <text:p text:style-name="P4">Django: Fontes de estudo e referências. <text:span text:style-name="T14">Disponívem em https://ericstk.wordpress.com/2013/05/08/django-fontes-de-estudo-e-referencias. Acesso em novembro de 2019</text:span></text:p>
      <text:p text:style-name="P4"/>
      <text:p text:style-name="P4">Why use PostgreSQL?. <text:span text:style-name="T15">Disponível em https://www.postgresql.org/about. Acesso em novembro de 2019</text:span></text:p>
      <text:p text:style-name="P4"/>
      <text:p text:style-name="P4"><text:span text:style-name="T17">Postgresql – </text:span>License. <text:span text:style-name="T16">Disponível em https://www.postgresql.org/about/licence. Acesso em novembro de 2019.</text:span></text:p>
      <text:p text:style-name="P4"/>
      <text:p text:style-name="P15">Postgresql – About. Disponível em https://www.postgresql.org/about. Acesso em novembro de 2019 </text:p>
      <text:p text:style-name="P4"/>
      <text:p text:style-name="P4">GNU GENERAL PUBLIC LICENSE. <text:span text:style-name="T16">Disponível em https://www.gnu.org/licenses/gpl-3.0.en.html. <text:s text:c="4"/>Acesso em novembro de 2019</text:span></text:p>
      <text:p text:style-name="P4"/>
      <text:p text:style-name="P16"><text:soft-page-break/>O que é Vue.js?. Disponível em: https://br.vuejs.org/v2/guide/index.html. Acesso em novembro de 2019</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6.2$Linux_X86_64 LibreOffice_project/00m0$Build-2</meta:generator>
    <dc:date>2019-11-03T17:27:53.637607204</dc:date>
    <meta:editing-duration>PT1H14M50S</meta:editing-duration>
    <meta:editing-cycles>12</meta:editing-cycles>
    <meta:document-statistic meta:table-count="0" meta:image-count="0" meta:object-count="0" meta:page-count="4" meta:paragraph-count="51" meta:word-count="1137" meta:character-count="7781" meta:non-whitespace-character-count="6664"/>
  </office:meta>
</office:document-meta>
</file>